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style>
    <style:style style:name="P3"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21e643" style:text-blinking="false" fo:background-color="transparent"/>
    </style:style>
    <style:style style:name="P6" style:family="paragraph" style:parent-style-name="Text_20_body">
      <style:paragraph-properties fo:margin-top="0in" fo:margin-bottom="0in" style:contextual-spacing="false" fo:line-height="126%"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normal" officeooo:paragraph-rsid="00212f92" style:text-blinking="false" fo:background-color="transparent"/>
    </style:style>
    <style:style style:name="P9" style:family="paragraph" style:parent-style-name="Heading_20_1">
      <style:paragraph-properties fo:margin-top="0.3335in" fo:margin-bottom="0.0835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0" style:family="paragraph" style:parent-style-name="Heading_20_1">
      <style:paragraph-properties fo:margin-top="0.3335in" fo:margin-bottom="0.0835in" style:contextual-spacing="false" fo:line-height="138%" style:writing-mode="lr-tb"/>
      <style:text-properties officeooo:paragraph-rsid="002219bb"/>
    </style:style>
    <style:style style:name="P11" style:family="paragraph" style:parent-style-name="Heading_20_2">
      <style:paragraph-properties fo:margin-top="0.25in" fo:margin-bottom="0.0555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Heading_20_2">
      <style:paragraph-properties fo:margin-top="0.25in" fo:margin-bottom="0.0555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2219bb"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3" style:family="text">
      <style:text-properties officeooo:rsid="00212f92"/>
    </style:style>
    <style:style style:name="T4" style:family="text">
      <style:text-properties officeooo:rsid="0021e643"/>
    </style:style>
    <style:style style:name="T5" style:family="text">
      <style:text-properties officeooo:rsid="00237eb1"/>
    </style:style>
    <style:style style:name="T6" style:family="text">
      <style:text-properties officeooo:rsid="00256c0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74ccbcbc-398e-5d45-cbe1-8f30a827044c"/><text:span text:style-name="T1">                </text:span></text:p>
      <text:p text:style-name="P3">Team Report: Legendary Council</text:p>
      <text:h text:style-name="P9" text:outline-level="1">Team Retrospective</text:h>
      <text:p text:style-name="P4"/>
      <text:p text:style-name="P8"><text:span text:style-name="T3">The team communication was excellent. Everyone was always ready to work for scheduled meetings. Everyone was fully committed to the project and prioritized their team members and work. There was a great deal of honesty. Promises were made and kept. Availability was always superb and everyone showed up with ideas and work done preemptively. The design phase was started sufficiently in advance and it was a zero stress work environment. Productivity was governed by the schedule and all stages of the design phase were completed as expected on time. Google Drive and Google Docs were used to supplement our team work by allowing us to work simultaneously on the same documents and perfectly schedule all events with great ease. Every team member was respectful towards one another and valued the ideas of others. Everyone’s expertise was properly utilized and there was planning ahead into our future roles in the next phase of the project.</text:span></text:p>
      <text:p text:style-name="P5"/>
      <text:p text:style-name="P5"><text:span text:style-name="T4">S</text:span>ometimes explanations of ideas and concepts was unclear when verbally communicated.</text:p>
      <text:p text:style-name="P5"/>
      <text:p text:style-name="P5">In the future we would like to make use of some other mediums to communicate our ideas more effectively between team members. Using more diagrams would be a significant aid in expressing our ideas to one another.</text:p>
      <text:h text:style-name="P10" text:outline-level="1"><text:span text:style-name="T2">Team Member Contributions</text:span></text:h>
      <text:h text:style-name="P12" text:outline-level="2">&lt;Bhupender Gill&gt;</text:h>
      <text:p text:style-name="P6">Just like the other members of the team, I was involved in every process of the design phase. All of us did a little bit of everything. I mainly kept track of the repository, and writing/formatting the Design Document. I made sure all of us knew when we were meeting up, and keeping the team on track as we all discussed the development of the project. I contributed with the others in our initial story discussions, and at the end two of us had very similar ideas for the story. All of us have meet up in person a lot, so all of us were able to contribute to things in-person constantly. Going forward all us will be responsible to write story beats, and specific characters. We will then put all of our ideas together and go through it until it all meshes together perfectly.</text:p>
      <text:p text:style-name="Text_20_body"><text:soft-page-break/><text:line-break/></text:p>
      <text:h text:style-name="P11" text:outline-level="2">&lt;Julius Moore&gt;</text:h>
      <text:p text:style-name="P4">I was involved in everything we did during the design phase, as were all other members of the team. We all chose meeting times together. During our first meeting we all pitched forward ideas for storylines and the game structure and eventually decided on a narrative driven game with files containing different events in our story. I contributed to the events and characters which we might put into our story. I spent a lot of time thinking about the details of the implementation part of design and worked on our UML diagram with J. Cramer. I want to emphasize that everyone contributed to the project with some enthusiasm and did their part to get it done.</text:p>
      <text:p text:style-name="Text_20_body"><text:line-break/><text:line-break/></text:p>
      <text:h text:style-name="P11" text:outline-level="2">&lt;Jordan Kolody&gt;</text:h>
      <text:p text:style-name="P4">I participated in every part of the project. I created the logo with input from the rest of the group. I contributed ideas towards the story as well as the implementation of said story. I helped with the initial discussions about our story and design. I contributed consistently to the design documentation as well as documenting our ideas. I’ve been to all of the group meetings and contributed ideas that i thought would help progress our design and project forward. One of the suggestions/ideas that i had was how we were going to deal-with/implement the saving system. I contributed to the structural ideas needed for the <text:span text:style-name="T5">UML</text:span> diagram. </text:p>
      <text:p text:style-name="Text_20_body"><text:line-break/><text:line-break/></text:p>
      <text:h text:style-name="P11" text:outline-level="2">&lt;Jordan Cramer&gt;</text:h>
      <text:p text:style-name="P4">All for one. I was fully integrated into every part of the design phase, but predominantly focused on storyboard and design. I worked closely with Julius Moore on the UML diagram and planning for the code implementation of the design in the next phase of the project. I was responsible for the Team Report Document. Concerning the story, for the next phase of the project I will be responsible for the storyboard diagram, characters, background, majority of <text:soft-page-break/>the writing, and text files. It was my duty to take the input and ideas concerning the game plot from all members of the team and amalgamate them into the polished final product. <text:span text:style-name="T6">The framework of the dynamic interactive story will be fully under my jurisdiction in the following implementation phase.</text:span></text:p>
      <text:p text:style-name="P1"/>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 PL UMing HK" style:font-family-asian="'AR PL UMing H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Cramer</meta:initial-creator>
    <meta:creation-date>2017-02-13T15:18:31.011578401</meta:creation-date>
    <dc:date>2017-02-13T15:41:00.484654525</dc:date>
    <dc:creator>Jordan Cramer</dc:creator>
    <meta:editing-duration>PT21M18S</meta:editing-duration>
    <meta:editing-cycles>9</meta:editing-cycles>
    <meta:generator>LibreOffice/4.2.8.2$Linux_X86_64 LibreOffice_project/420$Build-2</meta:generator>
    <meta:document-statistic meta:table-count="0" meta:image-count="0" meta:object-count="0" meta:page-count="3" meta:paragraph-count="19" meta:word-count="716" meta:character-count="4225" meta:non-whitespace-character-count="3499"/>
  </office:meta>
</office:document-meta>
</file>